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PT Astra Serif"/>
    </style:style>
    <style:style style:name="P2" style:family="paragraph" style:parent-style-name="Standard">
      <style:text-properties style:font-name="PT Astra Serif" officeooo:paragraph-rsid="00080f46"/>
    </style:style>
    <style:style style:name="P3" style:family="paragraph" style:parent-style-name="Standard">
      <style:text-properties style:font-name="PT Astra Serif" officeooo:rsid="00080f46" officeooo:paragraph-rsid="00080f46"/>
    </style:style>
    <style:style style:name="P4" style:family="paragraph" style:parent-style-name="Standard">
      <style:text-properties style:font-name="PT Astra Serif" officeooo:rsid="000a797a" officeooo:paragraph-rsid="000a797a"/>
    </style:style>
    <style:style style:name="T1" style:family="text">
      <style:text-properties style:font-name="PT Astra Serif" officeooo:rsid="000369d9"/>
    </style:style>
    <style:style style:name="T2" style:family="text">
      <style:text-properties style:font-name="PT Astra Serif" officeooo:rsid="0008089e"/>
    </style:style>
    <style:style style:name="T3" style:family="text">
      <style:text-properties style:font-name="PT Astra Serif" style:text-underline-style="solid" style:text-underline-type="double" style:text-underline-width="auto" style:text-underline-color="font-color" officeooo:rsid="000a5b67"/>
    </style:style>
    <style:style style:name="T4" style:family="text">
      <style:text-properties officeooo:rsid="00080f46"/>
    </style:style>
    <style:style style:name="T5" style:family="text">
      <style:text-properties officeooo:rsid="00091d4a"/>
    </style:style>
    <style:style style:name="T6" style:family="text">
      <style:text-properties officeooo:rsid="000a5b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Упражнения по теме «</text:span><text:span text:style-name="T2">Умозаключения</text:span><text:span text:style-name="T1">»</text:span></text:p>
      <text:p text:style-name="P1"><text:span text:style-name="T4">1. </text:span>Укажите ошибки в силлогизмах:</text:p>
      <text:p text:style-name="P1">а) «Классные комнаты нуждаются в проветривании; эта комната — не классная; следовательно, она не нуждается в проветривании».</text:p>
      <text:p text:style-name="P1"><text:span text:style-name="T4">б</text:span>) «Некоторые змеи ядовиты; ужи — змеи; следовательно, ужи ядовиты».</text:p>
      <text:p text:style-name="P1">в) «Некоторые минеральные вещества горючи; нефть горюча; следовательно, нефть — минеральное вещество».</text:p>
      <text:p text:style-name="P2">2. «Жвачные не бывают хищными; лев есть хищное животное». Какой вывод следует?</text:p>
      <text:p text:style-name="P3">3. Установите логический характер следующего рассуждения и сделайте вывод из него: «Если бы у меня были музыкальные способности, то я поступил бы в консерваторию; но я не поступил в консерваторию».</text:p>
      <text:p text:style-name="P3">4. «Кто боится трудностей, тот не герой; он боится трудностей». Какой вывод?</text:p>
      <text:p text:style-name="P3">5. «Страусы не летают, страусы — птицы». Какой следует вывод?</text:p>
      <text:p text:style-name="P3">6. «Некоторые лекарства — яды; все лекарства суть средства исцеления». Какой следует вывод?</text:p>
      <text:p text:style-name="P3">7. Дайте заключение к посылкам: «Есть животные, которые не видны невооружённым глазом». «Все животные — организмы».</text:p>
      <text:p text:style-name="P3">8. «Все корабли, выходящие из порта А, должны были подвергнуться карантину. Этот корабль не выходил из порта А». Какое следует заключение?</text:p>
      <text:p text:style-name="P3"><text:span text:style-name="T5">9</text:span>. «Змеи не имеют ног, змеи — животные». Какой следует вывод?</text:p>
      <text:p text:style-name="P3">1<text:span text:style-name="T5">0</text:span>. «Растения дышат, а человек — не растение». Какой следует вывод?</text:p>
      <text:p text:style-name="P3">1<text:span text:style-name="T5">1</text:span>. Правилен ли следующий силлогизм: «Железо притягивается магнитом; этот гвоздь притягивается магнитом; этот гвоздь железный»?</text:p>
      <text:p text:style-name="P3"><text:span text:style-name="T5">12</text:span>. «Все студенты сдают экзамены; все студенты — учащиеся». Какой следует вывод?</text:p>
      <text:p text:style-name="P3"><text:span text:style-name="T6">1</text:span>3. Укажите, правильно ли сделаны выводы в следующих условных силлогизмах:</text:p>
      <text:p text:style-name="P3">а) «Если идёт снег, то становится теплее; сегодня стало теплее; следовательно, шёл снег».</text:p>
      <text:p text:style-name="P3">б) «Если есть дым, то есть и огонь; дыма нет; следовательно, огня нет».</text:p>
      <text:p text:style-name="P3"><text:span text:style-name="T6">14. </text:span>Восстановите недостающ<text:span text:style-name="T6">ую</text:span> част<text:span text:style-name="T6">ь</text:span> силлогизм<text:span text:style-name="T6">а</text:span>: «Суда не могут входить в бухту; следовательно, бухта замёрзла».</text:p>
      <text:p text:style-name="P4">15. У древнегреческого софиста Протагора учился софистике и в том числе судебному красноречию некий Эватл. По заключенному между ними договору Эватл должен был заплатить за обучение 10 тысяч драхм, только когда он выиграет свой первый судебный процесс.</text:p>
      <text:p text:style-name="P4"/>
      <text:p text:style-name="P4">Однако, закончив обучение, Эватл не стал участвовать в судебных тяжбах. Как следствие, он считал себя свободным от уплаты за учебу. Это длилось довольно долго, терпение Протагора иссякло, и он сам подал на своего ученика в суд. Таким образом, должен был состояться первый судебный процесс Эватла.</text:p>
      <text:p text:style-name="P4"/>
      <text:p text:style-name="P4">Протагор привёл следующую аргументацию: «Каким бы ни было решение суда, Эватл должен будет заплатить. Он либо выиграет свой первый процесс, либо проиграет. Если выиграет, то заплатит по договору, если проиграет, заплатит по решению суда».</text:p>
      <text:p text:style-name="P4"/>
      <text:p text:style-name="P4">Эватл возражал: «Ни в том, ни в другом случае я не должен платить. Если я выиграю, то я не должен платить по решению суда, если проиграю, то по договору».</text:p>
      <text:p text:style-name="P4"/>
      <text:p text:style-name="P4">Как можно было решить спор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1:03:09.537895245</meta:creation-date>
    <dc:date>2019-03-22T20:26:17.284759916</dc:date>
    <meta:editing-duration>PT32M27S</meta:editing-duration>
    <meta:editing-cycles>6</meta:editing-cycles>
    <meta:generator>LibreOffice/6.1.5.2$Linux_X86_64 LibreOffice_project/10$Build-2</meta:generator>
    <meta:print-date>2019-03-22T20:20:14.966558931</meta:print-date>
    <meta:document-statistic meta:table-count="0" meta:image-count="0" meta:object-count="0" meta:page-count="1" meta:paragraph-count="25" meta:word-count="402" meta:character-count="2762" meta:non-whitespace-character-count="2376"/>
  </office:meta>
</office:document-meta>
</file>